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survey_results</text:p>
          </table:table-cell>
          <table:table-cell table:style-name="ce1" office:value-type="string" calcext:value-type="string">
            <text:p>enterprise</text:p>
          </table:table-cell>
          <table:table-cell table:style-name="ce1" office:value-type="string" calcext:value-type="string">
            <text:p>operating_unit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respondent</text:p>
          </table:table-cell>
          <table:table-cell table:style-name="ce1" office:value-type="string" calcext:value-type="string">
            <text:p>respondent_title</text:p>
          </table:table-cell>
          <table:table-cell table:style-name="ce1" office:value-type="string" calcext:value-type="string">
            <text:p>capability_status</text:p>
          </table:table-cell>
          <table:table-cell table:style-name="ce1" office:value-type="string" calcext:value-type="string">
            <text:p>people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processes</text:p>
          </table:table-cell>
          <table:table-cell table:style-name="ce1" office:value-type="string" calcext:value-type="string">
            <text:p>equipment</text:p>
          </table:table-cell>
          <table:table-cell table:style-name="ce1" office:value-type="string" calcext:value-type="string">
            <text:p>facilities</text:p>
          </table:table-cell>
          <table:table-cell table:style-name="ce1" office:value-type="string" calcext:value-type="string">
            <text:p>supplies</text:p>
          </table:table-cell>
          <table:table-cell table:style-name="ce1" office:value-type="string" calcext:value-type="string">
            <text:p>catalogue</text:p>
          </table:table-cell>
          <table:table-cell table:style-name="ce1" office:value-type="string" calcext:value-type="string">
            <text:p>capability_group</text:p>
          </table:table-cell>
          <table:table-cell table:style-name="ce1" office:value-type="string" calcext:value-type="string">
            <text:p>capability_subgroup</text:p>
          </table:table-cell>
          <table:table-cell table:style-name="ce1" office:value-type="string" calcext:value-type="string">
            <text:p>capability</text:p>
          </table:table-cell>
          <table:table-cell table:style-name="ce1" office:value-type="string" calcext:value-type="string">
            <text:p>Capability Status</text:p>
          </table:table-cell>
          <table:table-cell table:style-name="ce1" office:value-type="string" calcext:value-type="string">
            <text:p>People (avg)</text:p>
          </table:table-cell>
          <table:table-cell table:style-name="ce1" office:value-type="string" calcext:value-type="string">
            <text:p>Tools (avg)</text:p>
          </table:table-cell>
          <table:table-cell table:style-name="ce1" office:value-type="string" calcext:value-type="string">
            <text:p>Processes (avg)</text:p>
          </table:table-cell>
          <table:table-cell table:style-name="ce1" office:value-type="string" calcext:value-type="string">
            <text:p>Equipment (avg)</text:p>
          </table:table-cell>
          <table:table-cell table:style-name="ce1" office:value-type="string" calcext:value-type="string">
            <text:p>Facilities (avg)</text:p>
          </table:table-cell>
          <table:table-cell table:style-name="ce1" office:value-type="string" calcext:value-type="string">
            <text:p>Supplies (avg)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Board establishment, development and mentoring SR[30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Board establishment, development and mentor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Business case development SR[32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dustrial parks and estates (IP&amp;E)</text:p>
          </table:table-cell>
          <table:table-cell office:value-type="string" calcext:value-type="string">
            <text:p>Business case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Business environment assessment SR[34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Business environment assess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Business operations assessment SR[34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Business operations assess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Business plan development SR[33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Business planning</text:p>
          </table:table-cell>
          <table:table-cell office:value-type="string" calcext:value-type="string">
            <text:p>Business plan develop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Business process development, management, support and improvement SR[29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ngineering Management)</text:p>
          </table:table-cell>
          <table:table-cell office:value-type="string" calcext:value-type="string">
            <text:p>Engineering Management</text:p>
          </table:table-cell>
          <table:table-cell office:value-type="string" calcext:value-type="string">
            <text:p>Business process development, management, support and improve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Business processes and procedures assessment SR[34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Business processes and procedures assess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Business registrations SR[30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Business registration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Business valuation SR[34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Business valu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Change management SR[29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Change manageme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Competitiveness improvement (Project Management) SR[30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Competitiveness improvement (Project Management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Competitiveness improvement (Strategy Development) SR[30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Competitiveness improvement (Strategy Development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petitiveness improvement assessments SR[29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Competitiveness improvement assessmen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Deal structuring SR[34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Deal structur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Due diligence assessments SR[32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dustrial parks and estates (IP&amp;E)</text:p>
          </table:table-cell>
          <table:table-cell office:value-type="string" calcext:value-type="string">
            <text:p>Due diligence assessmen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Due diligence studies (existing enterprises) (Strategy Development) SR[34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Due diligence studies (existing enterprises) (Strategy Development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onomic development opportunity identification SR[35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Rapid reviews (geographic area based)</text:p>
          </table:table-cell>
          <table:table-cell office:value-type="string" calcext:value-type="string">
            <text:p>Economic development opportunity identific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Energy Management Systems SR[29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Energy Management Systems)</text:p>
          </table:table-cell>
          <table:table-cell office:value-type="string" calcext:value-type="string">
            <text:p>Energy Management System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Energy System Optimisation SR[29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Energy System Optimisation)</text:p>
          </table:table-cell>
          <table:table-cell office:value-type="string" calcext:value-type="string">
            <text:p>Energy System Optimis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Enterprise business support SR[31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Incubation</text:p>
          </table:table-cell>
          <table:table-cell office:value-type="string" calcext:value-type="string">
            <text:p>Enterprise business suppor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Enterprise legal support SR[31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Incubation</text:p>
          </table:table-cell>
          <table:table-cell office:value-type="string" calcext:value-type="string">
            <text:p>Enterprise legal suppor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Enterprise market support SR[31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Incubation</text:p>
          </table:table-cell>
          <table:table-cell office:value-type="string" calcext:value-type="string">
            <text:p>Enterprise market suppo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terprise Resource Planning SR[33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Manufacturing Systems(Enterprise Resource Planning)</text:p>
          </table:table-cell>
          <table:table-cell office:value-type="string" calcext:value-type="string">
            <text:p>Enterprise Resource Plann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terprise social support SR[31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Incubation</text:p>
          </table:table-cell>
          <table:table-cell office:value-type="string" calcext:value-type="string">
            <text:p>Enterprise social suppor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Enterprise technical support SR[31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Incubation</text:p>
          </table:table-cell>
          <table:table-cell office:value-type="string" calcext:value-type="string">
            <text:p>Enterprise technical suppo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ESP Programme design SR[31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Enterprise Development Programmes (ESP)</text:p>
          </table:table-cell>
          <table:table-cell office:value-type="string" calcext:value-type="string">
            <text:p>ESP Programme de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ESP Programme implementation SR[31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Enterprise Development Programmes (ESP)</text:p>
          </table:table-cell>
          <table:table-cell office:value-type="string" calcext:value-type="string">
            <text:p>ESP Programme implement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ESP Programme management SR[31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Enterprise Development Programmes (ESP)</text:p>
          </table:table-cell>
          <table:table-cell office:value-type="string" calcext:value-type="string">
            <text:p>ESP Programme manage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Export readiness assessments SR[29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Export readiness assessmen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Factory layout SR[33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Manufacturing Systems(Factory layout)</text:p>
          </table:table-cell>
          <table:table-cell office:value-type="string" calcext:value-type="string">
            <text:p>Factory layou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Feasibility studies SR[32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dustrial parks and estates (IP&amp;E)</text:p>
          </table:table-cell>
          <table:table-cell office:value-type="string" calcext:value-type="string">
            <text:p>Feasibility studi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Financial modelling SR[34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Financial modellin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Funding identification and applications SR[33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Business planning</text:p>
          </table:table-cell>
          <table:table-cell office:value-type="string" calcext:value-type="string">
            <text:p>Funding identification and application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Identification of opportunities to strengthen the enabling environment SR[35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Identification of opportunities to strengthen the enabling environme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Identification of opportunities to strengthen the sector SR[35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Identification of opportunities to strengthen the sect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centive identification and applications SR[33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Business planning</text:p>
          </table:table-cell>
          <table:table-cell office:value-type="string" calcext:value-type="string">
            <text:p>Incentive identification and applicati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cubator development SR[32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cubator establishment</text:p>
          </table:table-cell>
          <table:table-cell office:value-type="string" calcext:value-type="string">
            <text:p>Incubator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Incubator establishment SR[32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table:number-columns-repeated="2" office:value-type="string" calcext:value-type="string">
            <text:p>Incubator establish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Incubator opportunity assessment SR[32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cubator establishment</text:p>
          </table:table-cell>
          <table:table-cell office:value-type="string" calcext:value-type="string">
            <text:p>Incubator opportunity assess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Incubator Planning SR[32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cubator establishment</text:p>
          </table:table-cell>
          <table:table-cell office:value-type="string" calcext:value-type="string">
            <text:p>Incubator Plan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Industrial parks and estates (IP&amp;E) (Pre-feasibility Studies) SR[32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dustrial parks and estates (IP&amp;E)</text:p>
          </table:table-cell>
          <table:table-cell office:value-type="string" calcext:value-type="string">
            <text:p>Industrial parks and estates (IP&amp;E) (Pre-feasibility Studies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frastructure development opportunity identification SR[35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Rapid reviews (geographic area based)</text:p>
          </table:table-cell>
          <table:table-cell office:value-type="string" calcext:value-type="string">
            <text:p>Infrastructure development opportunity identific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Internal Systems SR[33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Manufacturing Systems (Supply Chain Management)</text:p>
          </table:table-cell>
          <table:table-cell office:value-type="string" calcext:value-type="string">
            <text:p>Internal System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Lean manufacturing SR[29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Lean manufactur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LED Internship programme SR[29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Capacity Building for Local Economic Development (LED)</text:p>
          </table:table-cell>
          <table:table-cell office:value-type="string" calcext:value-type="string">
            <text:p>LED practitioner training</text:p>
          </table:table-cell>
          <table:table-cell office:value-type="string" calcext:value-type="string">
            <text:p>LED Internship programm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LED Program design SR[28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Capacity Building for Local Economic Development (LED)</text:p>
          </table:table-cell>
          <table:table-cell office:value-type="string" calcext:value-type="string">
            <text:p>LED and related support programmes</text:p>
          </table:table-cell>
          <table:table-cell office:value-type="string" calcext:value-type="string">
            <text:p>LED Program de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LED program development SR[28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Capacity Building for Local Economic Development (LED)</text:p>
          </table:table-cell>
          <table:table-cell office:value-type="string" calcext:value-type="string">
            <text:p>LED and related support programmes</text:p>
          </table:table-cell>
          <table:table-cell office:value-type="string" calcext:value-type="string">
            <text:p>LED program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LED programme management SR[28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Capacity Building for Local Economic Development (LED)</text:p>
          </table:table-cell>
          <table:table-cell office:value-type="string" calcext:value-type="string">
            <text:p>LED and related support programmes</text:p>
          </table:table-cell>
          <table:table-cell office:value-type="string" calcext:value-type="string">
            <text:p>LED programme manage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LED Training and mentoring SR[29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Capacity Building for Local Economic Development (LED)</text:p>
          </table:table-cell>
          <table:table-cell office:value-type="string" calcext:value-type="string">
            <text:p>LED practitioner training</text:p>
          </table:table-cell>
          <table:table-cell office:value-type="string" calcext:value-type="string">
            <text:p>LED Training and mentor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Logistics and supply chain development SR[29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Logistics and supply chain develop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ntenance and repair SR[33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Manufacturing Systems(Maintenance and repair)</text:p>
          </table:table-cell>
          <table:table-cell office:value-type="string" calcext:value-type="string">
            <text:p>Maintenance and repai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nagement and administrative systems, processes and procedures SR[30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Management and administrative systems, processes and procedur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Market development and linkages SR[30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Market development and linkag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Market Feasibility studies SR[34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Market Feasibility studi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Operational and production systems, processes and procedures SR[30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Operational and production systems, processes and procedur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Optimisation and Integration SR[33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Manufacturing / Production Phase</text:p>
          </table:table-cell>
          <table:table-cell office:value-type="string" calcext:value-type="string">
            <text:p>Manufacturing / Production Phase (Optimisation and Integration)</text:p>
          </table:table-cell>
          <table:table-cell office:value-type="string" calcext:value-type="string">
            <text:p>Optimisation and Integr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Performance management systems SR[30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Performance management system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Pilot production SR[30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Pilot produc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duction equipment procurement, installation and commissioning SR[31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Production equipment procurement, installation and commission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Programme design SR[32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cubator establishment</text:p>
          </table:table-cell>
          <table:table-cell office:value-type="string" calcext:value-type="string">
            <text:p>Programme desig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Programme management SR[32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cubator establishment</text:p>
          </table:table-cell>
          <table:table-cell office:value-type="string" calcext:value-type="string">
            <text:p>Programme manage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Quality Control SR[33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Manufacturing Resource Planning Systems</text:p>
          </table:table-cell>
          <table:table-cell office:value-type="string" calcext:value-type="string">
            <text:p>Quality 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ality management systems SR[30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Quality management system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Sector based economic opportunity identification SR[35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Sector based economic opportunity identific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Social development opportunity identification SR[35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Rapid reviews (geographic area based)</text:p>
          </table:table-cell>
          <table:table-cell office:value-type="string" calcext:value-type="string">
            <text:p>Social development opportunity identific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Supplier development programmes SR[31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Enterprise Development Programmes (ESP)</text:p>
          </table:table-cell>
          <table:table-cell office:value-type="string" calcext:value-type="string">
            <text:p>Supplier development programm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Technical feasibility studies SR[34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Technical feasibility studi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Techno-economic Feasibility studies (Pre-feasibility Studies) SR[34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Techno-economic Feasibility studies (Pre-feasibility Studies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 and motion study SR[35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Work Design and Measurement)</text:p>
          </table:table-cell>
          <table:table-cell office:value-type="string" calcext:value-type="string">
            <text:p>Work Design and Measurement</text:p>
          </table:table-cell>
          <table:table-cell office:value-type="string" calcext:value-type="string">
            <text:p>Time and motion stud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Turnaround strategy development SR[33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dustrial parks and estates (IP&amp;E)</text:p>
          </table:table-cell>
          <table:table-cell office:value-type="string" calcext:value-type="string">
            <text:p>Turnaround strategy develop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ability assessments SR[35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Pretoria</text:p>
          </table:table-cell>
          <table:table-cell office:value-type="string" calcext:value-type="string">
            <text:p>EBEUKMA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Viability assessmen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Board establishment, development and mentoring SR[8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Board establishment, development and mentor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siness case development SR[10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dustrial parks and estates (IP&amp;E)</text:p>
          </table:table-cell>
          <table:table-cell office:value-type="string" calcext:value-type="string">
            <text:p>Business case developm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siness environment assessment SR[11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Business environment assessment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siness operations assessment SR[11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Business operations assessmen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Business plan development SR[10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Business planning</text:p>
          </table:table-cell>
          <table:table-cell office:value-type="string" calcext:value-type="string">
            <text:p>Business plan development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Business processes and procedures assessment SR[11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Business processes and procedures assessm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Business registrations SR[8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Business registration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Business valuation SR[11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Business valuatio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Change management SR[7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ot resourced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Change manage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etitiveness improvement (Project Management) SR[8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Competitiveness improvement (Project Management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Competitiveness improvement (Strategy Development) SR[8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Competitiveness improvement (Strategy Development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Competitiveness improvement assessments SR[7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Competitiveness improvement assessment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Deal structuring SR[11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Deal structur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Due diligence assessments SR[10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dustrial parks and estates (IP&amp;E)</text:p>
          </table:table-cell>
          <table:table-cell office:value-type="string" calcext:value-type="string">
            <text:p>Due diligence assessments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e diligence studies (existing enterprises) (Strategy Development) SR[11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Due diligence studies (existing enterprises)</text:p>
          </table:table-cell>
          <table:table-cell office:value-type="string" calcext:value-type="string">
            <text:p>Due diligence studies (existing enterprises) (Strategy Development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Economic development opportunity identification SR[12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Rapid reviews (geographic area based)</text:p>
          </table:table-cell>
          <table:table-cell office:value-type="string" calcext:value-type="string">
            <text:p>Economic development opportunity identific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Enterprise business support SR[9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Incubation</text:p>
          </table:table-cell>
          <table:table-cell office:value-type="string" calcext:value-type="string">
            <text:p>Enterprise business suppor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terprise legal support SR[9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Incubation</text:p>
          </table:table-cell>
          <table:table-cell office:value-type="string" calcext:value-type="string">
            <text:p>Enterprise legal suppo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terprise market support SR[9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Incubation</text:p>
          </table:table-cell>
          <table:table-cell office:value-type="string" calcext:value-type="string">
            <text:p>Enterprise market suppo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Enterprise social support SR[9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Incubation</text:p>
          </table:table-cell>
          <table:table-cell office:value-type="string" calcext:value-type="string">
            <text:p>Enterprise social suppo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terprise technical support SR[9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Incubation</text:p>
          </table:table-cell>
          <table:table-cell office:value-type="string" calcext:value-type="string">
            <text:p>Enterprise technical suppo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ESP Programme design SR[9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Enterprise Development Programmes (ESP)</text:p>
          </table:table-cell>
          <table:table-cell office:value-type="string" calcext:value-type="string">
            <text:p>ESP Programme desig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Export readiness assessments SR[7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Export readiness assessmen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Feasibility studies SR[10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dustrial parks and estates (IP&amp;E)</text:p>
          </table:table-cell>
          <table:table-cell office:value-type="string" calcext:value-type="string">
            <text:p>Feasibility studi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Financial modelling SR[11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Financial modell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Funding identification and applications SR[10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Business planning</text:p>
          </table:table-cell>
          <table:table-cell office:value-type="string" calcext:value-type="string">
            <text:p>Funding identification and applicatio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Identification of opportunities to strengthen the enabling environment SR[12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Identification of opportunities to strengthen the enabling environ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Identification of opportunities to strengthen the sector SR[12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Identification of opportunities to strengthen the sec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Incentive identification and applications SR[10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Business planning</text:p>
          </table:table-cell>
          <table:table-cell office:value-type="string" calcext:value-type="string">
            <text:p>Incentive identification and applicatio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Incubator development SR[9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cubator establishment</text:p>
          </table:table-cell>
          <table:table-cell office:value-type="string" calcext:value-type="string">
            <text:p>Incubator develop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Incubator establishment SR[9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table:number-columns-repeated="2" office:value-type="string" calcext:value-type="string">
            <text:p>Incubator establishment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Incubator opportunity assessment SR[9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cubator establishment</text:p>
          </table:table-cell>
          <table:table-cell office:value-type="string" calcext:value-type="string">
            <text:p>Incubator opportunity assess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Incubator Planning SR[10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cubator establishment</text:p>
          </table:table-cell>
          <table:table-cell office:value-type="string" calcext:value-type="string">
            <text:p>Incubator Plan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Industrial parks and estates (IP&amp;E) (Pre-feasibility Studies) SR[10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dustrial parks and estates (IP&amp;E)</text:p>
          </table:table-cell>
          <table:table-cell office:value-type="string" calcext:value-type="string">
            <text:p>Industrial parks and estates (IP&amp;E) (Pre-feasibility Studies)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Infrastructure development opportunity identification SR[12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Rapid reviews (geographic area based)</text:p>
          </table:table-cell>
          <table:table-cell office:value-type="string" calcext:value-type="string">
            <text:p>Infrastructure development opportunity identific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Lean manufacturing SR[7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Lean manufactur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D Internship programme SR[7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Capacity Building for Local Economic Development (LED)</text:p>
          </table:table-cell>
          <table:table-cell office:value-type="string" calcext:value-type="string">
            <text:p>LED practitioner training</text:p>
          </table:table-cell>
          <table:table-cell office:value-type="string" calcext:value-type="string">
            <text:p>LED Internship programm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LED Program design SR[7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Capacity Building for Local Economic Development (LED)</text:p>
          </table:table-cell>
          <table:table-cell office:value-type="string" calcext:value-type="string">
            <text:p>LED and related support programmes</text:p>
          </table:table-cell>
          <table:table-cell office:value-type="string" calcext:value-type="string">
            <text:p>LED Program design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D program development SR[7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Capacity Building for Local Economic Development (LED)</text:p>
          </table:table-cell>
          <table:table-cell office:value-type="string" calcext:value-type="string">
            <text:p>LED and related support programmes</text:p>
          </table:table-cell>
          <table:table-cell office:value-type="string" calcext:value-type="string">
            <text:p>LED program developme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LED programme management SR[7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Capacity Building for Local Economic Development (LED)</text:p>
          </table:table-cell>
          <table:table-cell office:value-type="string" calcext:value-type="string">
            <text:p>LED and related support programmes</text:p>
          </table:table-cell>
          <table:table-cell office:value-type="string" calcext:value-type="string">
            <text:p>LED programme managem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LED Training and mentoring SR[7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Capacity Building for Local Economic Development (LED)</text:p>
          </table:table-cell>
          <table:table-cell office:value-type="string" calcext:value-type="string">
            <text:p>LED practitioner training</text:p>
          </table:table-cell>
          <table:table-cell office:value-type="string" calcext:value-type="string">
            <text:p>LED Training and mentor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Logistics and supply chain development SR[7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Logistics and supply chain developm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Management and administrative systems, processes and procedures SR[8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Management and administrative systems, processes and procedur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Market development and linkages SR[8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Market development and linkag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ket Feasibility studies SR[11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Market Feasibility studi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Operational and production systems, processes and procedures SR[8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Operational and production systems, processes and procedur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Performance management systems SR[8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Performance management system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Pilot production SR[8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Pilot produc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Production equipment procurement, installation and commissioning SR[9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Production equipment procurement, installation and commission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Programme design SR[10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cubator establishment</text:p>
          </table:table-cell>
          <table:table-cell office:value-type="string" calcext:value-type="string">
            <text:p>Programme desig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Quality management systems SR[8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Quality management system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Sector based economic opportunity identification SR[12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Sector based economic opportunity identifica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ocial development opportunity identification SR[12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Rapid reviews (geographic area based)</text:p>
          </table:table-cell>
          <table:table-cell office:value-type="string" calcext:value-type="string">
            <text:p>Social development opportunity identific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Technical feasibility studies SR[11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Technical feasibility studi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Techno-economic Feasibility studies (Pre-feasibility Studies) SR[11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Techno-economic Feasibility studies (Pre-feasibility Studies)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Turnaround strategy development SR[10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support programmes</text:p>
          </table:table-cell>
          <table:table-cell office:value-type="string" calcext:value-type="string">
            <text:p>Industrial parks and estates (IP&amp;E)</text:p>
          </table:table-cell>
          <table:table-cell office:value-type="string" calcext:value-type="string">
            <text:p>Turnaround strategy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Viability assessments SR[12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terprise Creation for Development</text:p>
          </table:table-cell>
          <table:table-cell office:value-type="string" calcext:value-type="string">
            <text:p>ECD Western Cape</text:p>
          </table:table-cell>
          <table:table-cell office:value-type="string" calcext:value-type="string">
            <text:p>AWEBB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assessment and packaging</text:p>
          </table:table-cell>
          <table:table-cell office:value-type="string" calcext:value-type="string">
            <text:p>Techno-economic Feasibility studies</text:p>
          </table:table-cell>
          <table:table-cell office:value-type="string" calcext:value-type="string">
            <text:p>Viability assessment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Analysis and reporting SR[100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vironmental Labs</text:p>
          </table:table-cell>
          <table:table-cell office:value-type="string" calcext:value-type="string">
            <text:p>Laboratories</text:p>
          </table:table-cell>
          <table:table-cell office:value-type="string" calcext:value-type="string">
            <text:p>YKUL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Quality Management</text:p>
          </table:table-cell>
          <table:table-cell office:value-type="string" calcext:value-type="string">
            <text:p>Quality Management (Analysis and reporting)</text:p>
          </table:table-cell>
          <table:table-cell office:value-type="string" calcext:value-type="string">
            <text:p>Analysis and report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Testing of environmental samples [261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Environmental Labs</text:p>
          </table:table-cell>
          <table:table-cell office:value-type="string" calcext:value-type="string">
            <text:p>Laboratories</text:p>
          </table:table-cell>
          <table:table-cell office:value-type="string" calcext:value-type="string">
            <text:p>YKUL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Testing of environmental samples)</text:p>
          </table:table-cell>
          <table:table-cell office:value-type="string" calcext:value-type="string">
            <text:p>Testing of environmental samples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Anthropometric principles in workplace and equipment design SR[85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table:number-columns-repeated="2" office:value-type="string" calcext:value-type="string">
            <text:p>Mining Initiatives (MI)</text:p>
          </table:table-cell>
          <table:table-cell office:value-type="string" calcext:value-type="string">
            <text:p>RBERG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rgonomics and Human Factors)</text:p>
          </table:table-cell>
          <table:table-cell office:value-type="string" calcext:value-type="string">
            <text:p>Ergonomics and Human Factors</text:p>
          </table:table-cell>
          <table:table-cell office:value-type="string" calcext:value-type="string">
            <text:p>Anthropometric principles in workplace and equipment desig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Design for Certification / Compliance [SR302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table:number-columns-repeated="2" office:value-type="string" calcext:value-type="string">
            <text:p>Mining Initiatives (MI)</text:p>
          </table:table-cell>
          <table:table-cell office:value-type="string" calcext:value-type="string">
            <text:p>RBERG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Certification / Compliance)</text:p>
          </table:table-cell>
          <table:table-cell office:value-type="string" calcext:value-type="string">
            <text:p>Design for Certification / Compli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Design for Ergonomics/ Human Factors [SR302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table:number-columns-repeated="2" office:value-type="string" calcext:value-type="string">
            <text:p>Mining Initiatives (MI)</text:p>
          </table:table-cell>
          <table:table-cell office:value-type="string" calcext:value-type="string">
            <text:p>RBERG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rgonomics/ Human Factors)</text:p>
          </table:table-cell>
          <table:table-cell office:value-type="string" calcext:value-type="string">
            <text:p>Design for Ergonomics/ Human Facto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Design for standing and sitting SR[86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table:number-columns-repeated="2" office:value-type="string" calcext:value-type="string">
            <text:p>Mining Initiatives (MI)</text:p>
          </table:table-cell>
          <table:table-cell office:value-type="string" calcext:value-type="string">
            <text:p>RBERGH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rgonomics and Human Factors)</text:p>
          </table:table-cell>
          <table:table-cell office:value-type="string" calcext:value-type="string">
            <text:p>Ergonomics and Human Factors</text:p>
          </table:table-cell>
          <table:table-cell office:value-type="string" calcext:value-type="string">
            <text:p>Design for standing and sitt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Design of manual handling tasks SR[86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table:number-columns-repeated="2" office:value-type="string" calcext:value-type="string">
            <text:p>Mining Initiatives (MI)</text:p>
          </table:table-cell>
          <table:table-cell office:value-type="string" calcext:value-type="string">
            <text:p>RBERGH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rgonomics and Human Factors)</text:p>
          </table:table-cell>
          <table:table-cell office:value-type="string" calcext:value-type="string">
            <text:p>Ergonomics and Human Factors</text:p>
          </table:table-cell>
          <table:table-cell office:value-type="string" calcext:value-type="string">
            <text:p>Design of manual handling task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ign of repetitive tasks SR[86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table:number-columns-repeated="2" office:value-type="string" calcext:value-type="string">
            <text:p>Mining Initiatives (MI)</text:p>
          </table:table-cell>
          <table:table-cell office:value-type="string" calcext:value-type="string">
            <text:p>RBERGH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rgonomics and Human Factors)</text:p>
          </table:table-cell>
          <table:table-cell office:value-type="string" calcext:value-type="string">
            <text:p>Ergonomics and Human Factors</text:p>
          </table:table-cell>
          <table:table-cell office:value-type="string" calcext:value-type="string">
            <text:p>Design of repetitive task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ign of the thermal environment SR[86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table:number-columns-repeated="2" office:value-type="string" calcext:value-type="string">
            <text:p>Mining Initiatives (MI)</text:p>
          </table:table-cell>
          <table:table-cell office:value-type="string" calcext:value-type="string">
            <text:p>RBERG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rgonomics and Human Factors)</text:p>
          </table:table-cell>
          <table:table-cell office:value-type="string" calcext:value-type="string">
            <text:p>Ergonomics and Human Factors</text:p>
          </table:table-cell>
          <table:table-cell office:value-type="string" calcext:value-type="string">
            <text:p>Design of the thermal environmen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1428571429" calcext:value-type="float">
            <text:p>2.1428571429</text:p>
          </table:table-cell>
        </table:table-row>
        <table:table-row table:style-name="ro1">
          <table:table-cell office:value-type="string" calcext:value-type="string">
            <text:p>Displays and controls SR[86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table:number-columns-repeated="2" office:value-type="string" calcext:value-type="string">
            <text:p>Mining Initiatives (MI)</text:p>
          </table:table-cell>
          <table:table-cell office:value-type="string" calcext:value-type="string">
            <text:p>RBERGH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rgonomics and Human Factors)</text:p>
          </table:table-cell>
          <table:table-cell office:value-type="string" calcext:value-type="string">
            <text:p>Ergonomics and Human Factors</text:p>
          </table:table-cell>
          <table:table-cell office:value-type="string" calcext:value-type="string">
            <text:p>Displays and control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Human-machine interaction, human error and safety SR[86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table:number-columns-repeated="2" office:value-type="string" calcext:value-type="string">
            <text:p>Mining Initiatives (MI)</text:p>
          </table:table-cell>
          <table:table-cell office:value-type="string" calcext:value-type="string">
            <text:p>RBERGH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rgonomics and Human Factors)</text:p>
          </table:table-cell>
          <table:table-cell office:value-type="string" calcext:value-type="string">
            <text:p>Ergonomics and Human Factors</text:p>
          </table:table-cell>
          <table:table-cell office:value-type="string" calcext:value-type="string">
            <text:p>Human-machine interaction, human error and safe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Human health risk and impact assessment SR[85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table:number-columns-repeated="2" office:value-type="string" calcext:value-type="string">
            <text:p>Mining Initiatives (MI)</text:p>
          </table:table-cell>
          <table:table-cell office:value-type="string" calcext:value-type="string">
            <text:p>RBERG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Air Quality</text:p>
          </table:table-cell>
          <table:table-cell office:value-type="string" calcext:value-type="string">
            <text:p>Air Quality (Human health risk and impact assessment)</text:p>
          </table:table-cell>
          <table:table-cell office:value-type="string" calcext:value-type="string">
            <text:p>Human health risk and impact assess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Human information processing, skill and performance SR[86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table:number-columns-repeated="2" office:value-type="string" calcext:value-type="string">
            <text:p>Mining Initiatives (MI)</text:p>
          </table:table-cell>
          <table:table-cell office:value-type="string" calcext:value-type="string">
            <text:p>RBERGH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rgonomics and Human Factors)</text:p>
          </table:table-cell>
          <table:table-cell office:value-type="string" calcext:value-type="string">
            <text:p>Ergonomics and Human Factors</text:p>
          </table:table-cell>
          <table:table-cell office:value-type="string" calcext:value-type="string">
            <text:p>Human information processing, skill and performan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Mechanical &amp; Material Testing &amp; Characterisation [SR302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table:number-columns-repeated="2" office:value-type="string" calcext:value-type="string">
            <text:p>Mining Initiatives (MI)</text:p>
          </table:table-cell>
          <table:table-cell office:value-type="string" calcext:value-type="string">
            <text:p>RBERG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Mechanical &amp; Material Testing &amp; Characterisation)</text:p>
          </table:table-cell>
          <table:table-cell office:value-type="string" calcext:value-type="string">
            <text:p>Mechanical &amp; Material Testing &amp; Characteris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Organisational and social aspects of system design SR[86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table:number-columns-repeated="2" office:value-type="string" calcext:value-type="string">
            <text:p>Mining Initiatives (MI)</text:p>
          </table:table-cell>
          <table:table-cell office:value-type="string" calcext:value-type="string">
            <text:p>RBERG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rgonomics and Human Factors)</text:p>
          </table:table-cell>
          <table:table-cell office:value-type="string" calcext:value-type="string">
            <text:p>Ergonomics and Human Factors</text:p>
          </table:table-cell>
          <table:table-cell office:value-type="string" calcext:value-type="string">
            <text:p>Organisational and social aspects of system desig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Test, Measurement and Evaluation (TM&amp;E) [SR302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table:number-columns-repeated="2" office:value-type="string" calcext:value-type="string">
            <text:p>Mining Initiatives (MI)</text:p>
          </table:table-cell>
          <table:table-cell office:value-type="string" calcext:value-type="string">
            <text:p>RBERG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Test, Measurement and Evaluation (TM&amp;E))</text:p>
          </table:table-cell>
          <table:table-cell office:value-type="string" calcext:value-type="string">
            <text:p>Test, Measurement and Evaluation (TM&amp;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1666666667" calcext:value-type="float">
            <text:p>2.1666666667</text:p>
          </table:table-cell>
        </table:table-row>
        <table:table-row table:style-name="ro1">
          <table:table-cell office:value-type="string" calcext:value-type="string">
            <text:p>Vision, light and lighting SR[86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table:number-columns-repeated="2" office:value-type="string" calcext:value-type="string">
            <text:p>Mining Initiatives (MI)</text:p>
          </table:table-cell>
          <table:table-cell office:value-type="string" calcext:value-type="string">
            <text:p>RBERGH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rgonomics and Human Factors)</text:p>
          </table:table-cell>
          <table:table-cell office:value-type="string" calcext:value-type="string">
            <text:p>Ergonomics and Human Factors</text:p>
          </table:table-cell>
          <table:table-cell office:value-type="string" calcext:value-type="string">
            <text:p>Vision, light and light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Work capacity and fatigue SR[86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table:number-columns-repeated="2" office:value-type="string" calcext:value-type="string">
            <text:p>Mining Initiatives (MI)</text:p>
          </table:table-cell>
          <table:table-cell office:value-type="string" calcext:value-type="string">
            <text:p>RBERGH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rgonomics and Human Factors)</text:p>
          </table:table-cell>
          <table:table-cell office:value-type="string" calcext:value-type="string">
            <text:p>Ergonomics and Human Factors</text:p>
          </table:table-cell>
          <table:table-cell office:value-type="string" calcext:value-type="string">
            <text:p>Work capacity and fatig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Biodiversity, Tourism &amp; Conservation SR[78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Biodiversity, Tourism &amp; Conservation)</text:p>
          </table:table-cell>
          <table:table-cell office:value-type="string" calcext:value-type="string">
            <text:p>Biodiversity, Tourism &amp; Conservation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ological infrastructure assessment SR[78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cological infrastructure assessment)</text:p>
          </table:table-cell>
          <table:table-cell office:value-type="string" calcext:value-type="string">
            <text:p>Ecological infrastructure assessment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vironmental economics and sustainability science SR[78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nvironmental economics and sustainability science)</text:p>
          </table:table-cell>
          <table:table-cell office:value-type="string" calcext:value-type="string">
            <text:p>Environmental economics and sustainability scie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Environmental Impact Assessment (EIA) and Basic Assessment (BA) SR[78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nvironmental Impact Assessment (EIA) and Basic Assessment (BA))</text:p>
          </table:table-cell>
          <table:table-cell office:value-type="string" calcext:value-type="string">
            <text:p>Environmental Impact Assessment (EIA) and Basic Assessment (BA)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Environmental impact assessment of mining methods SR[80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ining Techologies and Services</text:p>
          </table:table-cell>
          <table:table-cell office:value-type="string" calcext:value-type="string">
            <text:p>Mining Techologies and Services (Environmental impact assessment of mining methods)</text:p>
          </table:table-cell>
          <table:table-cell office:value-type="string" calcext:value-type="string">
            <text:p>Environmental impact assessment of mining method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Environmental Impact Management SR[78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nvironmental Impact Management)</text:p>
          </table:table-cell>
          <table:table-cell office:value-type="string" calcext:value-type="string">
            <text:p>Environmental Impact Management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Environmental Management Plans SR[79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nvironmental Management Plans)</text:p>
          </table:table-cell>
          <table:table-cell office:value-type="string" calcext:value-type="string">
            <text:p>Environmental Management Plans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vironmental Management Programme (EMP) SR[79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nvironmental Management Programme (EMP))</text:p>
          </table:table-cell>
          <table:table-cell office:value-type="string" calcext:value-type="string">
            <text:p>Environmental Management Programme (EMP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Environmental Screening (fatal flaw analysis) SR[79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nvironmental Screening (fatal flaw analysis))</text:p>
          </table:table-cell>
          <table:table-cell office:value-type="string" calcext:value-type="string">
            <text:p>Environmental Screening (fatal flaw analysis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Industry &amp; Infrastructure (incl. ports) SR[79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Industry &amp; Infrastructure (incl. ports))</text:p>
          </table:table-cell>
          <table:table-cell office:value-type="string" calcext:value-type="string">
            <text:p>Industry &amp; Infrastructure (incl. ports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Integrated waste management SR[79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Integrated waste management)</text:p>
          </table:table-cell>
          <table:table-cell office:value-type="string" calcext:value-type="string">
            <text:p>Integrated waste managem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Oil &amp; gas SR[79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Oil &amp; gas)</text:p>
          </table:table-cell>
          <table:table-cell office:value-type="string" calcext:value-type="string">
            <text:p>Oil &amp; g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Oil Spill Response Planning SR[79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Oil Spill Response Planning)</text:p>
          </table:table-cell>
          <table:table-cell office:value-type="string" calcext:value-type="string">
            <text:p>Oil Spill Response Planni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Other energy sectors: biomass, biofuel, nuclear&amp; ocean energy SR[79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Other energy sectors: biomass, biofuel, nuclear&amp; ocean energy)</text:p>
          </table:table-cell>
          <table:table-cell office:value-type="string" calcext:value-type="string">
            <text:p>Other energy sectors: biomass, biofuel, nuclear&amp; ocean energ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Risk Assessment &amp; Environmental Due Diligence SR[79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Risk Assessment &amp; Environmental Due Diligence)</text:p>
          </table:table-cell>
          <table:table-cell office:value-type="string" calcext:value-type="string">
            <text:p>Risk Assessment &amp; Environmental Due Diligenc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Skills Development SR[79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Skills Development)</text:p>
          </table:table-cell>
          <table:table-cell office:value-type="string" calcext:value-type="string">
            <text:p>Skills Developm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mart agriculture systems SR[80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Smart agriculture systems)</text:p>
          </table:table-cell>
          <table:table-cell office:value-type="string" calcext:value-type="string">
            <text:p>Smart agriculture system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Solar energy SR[80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Solar energy)</text:p>
          </table:table-cell>
          <table:table-cell office:value-type="string" calcext:value-type="string">
            <text:p>Solar energ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tate of Environment reporting and Indicators SR[80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State of Environment reporting and Indicators)</text:p>
          </table:table-cell>
          <table:table-cell office:value-type="string" calcext:value-type="string">
            <text:p>State of Environment reporting and Indicator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ability Assessment SR[80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Sustainability Assessment)</text:p>
          </table:table-cell>
          <table:table-cell office:value-type="string" calcext:value-type="string">
            <text:p>Sustainability Assess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Training &amp; Guidelines SR[80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Training &amp; Guidelines)</text:p>
          </table:table-cell>
          <table:table-cell office:value-type="string" calcext:value-type="string">
            <text:p>Training &amp; Guidelin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Water &amp; Desalination SR[80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Water &amp; Desalination)</text:p>
          </table:table-cell>
          <table:table-cell office:value-type="string" calcext:value-type="string">
            <text:p>Water &amp; Desalin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Wind energy SR[80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EMS Environmental Management Services</text:p>
          </table:table-cell>
          <table:table-cell office:value-type="string" calcext:value-type="string">
            <text:p>PLOCHN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Wind energy)</text:p>
          </table:table-cell>
          <table:table-cell office:value-type="string" calcext:value-type="string">
            <text:p>Wind energ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Bulk SR[60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SIM Strategic infrastructure management</text:p>
          </table:table-cell>
          <table:table-cell office:value-type="string" calcext:value-type="string">
            <text:p>KHARRILAL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table:number-columns-repeated="6" office:value-type="string" calcext:value-type="string">
            <text:p>Not applic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Processes</text:p>
          </table:table-cell>
          <table:table-cell office:value-type="string" calcext:value-type="string">
            <text:p>Forming</text:p>
          </table:table-cell>
          <table:table-cell office:value-type="string" calcext:value-type="string">
            <text:p>Bulk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rough-life Support SR[61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SIM Strategic infrastructure management</text:p>
          </table:table-cell>
          <table:table-cell office:value-type="string" calcext:value-type="string">
            <text:p>KHARRILAL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Service and Operation Support Phase</text:p>
          </table:table-cell>
          <table:table-cell office:value-type="string" calcext:value-type="string">
            <text:p>Service and Operation Support Phase (Through-life Support)</text:p>
          </table:table-cell>
          <table:table-cell office:value-type="string" calcext:value-type="string">
            <text:p>Through-life Suppo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Analysis and reporting SR[5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MSPS Municipal Services Programme Support</text:p>
          </table:table-cell>
          <table:table-cell office:value-type="string" calcext:value-type="string">
            <text:p>ARAMSARUP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Quality Management</text:p>
          </table:table-cell>
          <table:table-cell office:value-type="string" calcext:value-type="string">
            <text:p>Quality Management (Analysis and reporting)</text:p>
          </table:table-cell>
          <table:table-cell office:value-type="string" calcext:value-type="string">
            <text:p>Analysis and report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Assessment SR[5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MSPS Municipal Services Programme Support</text:p>
          </table:table-cell>
          <table:table-cell office:value-type="string" calcext:value-type="string">
            <text:p>ARAMSARUP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Quality Management</text:p>
          </table:table-cell>
          <table:table-cell office:value-type="string" calcext:value-type="string">
            <text:p>Quality Management (Assessment)</text:p>
          </table:table-cell>
          <table:table-cell office:value-type="string" calcext:value-type="string">
            <text:p>Assess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Asset registers SR[4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MSPS Municipal Services Programme Support</text:p>
          </table:table-cell>
          <table:table-cell office:value-type="string" calcext:value-type="string">
            <text:p>ARAMSARUP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Asset Management</text:p>
          </table:table-cell>
          <table:table-cell office:value-type="string" calcext:value-type="string">
            <text:p>Asset Management (Asset registers)</text:p>
          </table:table-cell>
          <table:table-cell office:value-type="string" calcext:value-type="string">
            <text:p>Asset register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By laws (local regulations) SR[4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MSPS Municipal Services Programme Support</text:p>
          </table:table-cell>
          <table:table-cell office:value-type="string" calcext:value-type="string">
            <text:p>ARAMSARUP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Licencing</text:p>
          </table:table-cell>
          <table:table-cell office:value-type="string" calcext:value-type="string">
            <text:p>Licencing (By laws (local regulations))</text:p>
          </table:table-cell>
          <table:table-cell office:value-type="string" calcext:value-type="string">
            <text:p>By laws (local regulations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pliance audits SR[4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MSPS Municipal Services Programme Support</text:p>
          </table:table-cell>
          <table:table-cell office:value-type="string" calcext:value-type="string">
            <text:p>ARAMSARUP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Licencing</text:p>
          </table:table-cell>
          <table:table-cell office:value-type="string" calcext:value-type="string">
            <text:p>Licencing (Compliance audits)</text:p>
          </table:table-cell>
          <table:table-cell office:value-type="string" calcext:value-type="string">
            <text:p>Compliance audit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Environmental Management Plans SR[4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MSPS Municipal Services Programme Support</text:p>
          </table:table-cell>
          <table:table-cell office:value-type="string" calcext:value-type="string">
            <text:p>ARAMSARUP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nvironmental Management Plans)</text:p>
          </table:table-cell>
          <table:table-cell office:value-type="string" calcext:value-type="string">
            <text:p>Environmental Management Pla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eral authorisations SR[4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MSPS Municipal Services Programme Support</text:p>
          </table:table-cell>
          <table:table-cell office:value-type="string" calcext:value-type="string">
            <text:p>ARAMSARUP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Licencing</text:p>
          </table:table-cell>
          <table:table-cell office:value-type="string" calcext:value-type="string">
            <text:p>Licencing (General authorisations)</text:p>
          </table:table-cell>
          <table:table-cell office:value-type="string" calcext:value-type="string">
            <text:p>General authorisatio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dustrial trade effluent monitoring/ management SR[4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MSPS Municipal Services Programme Support</text:p>
          </table:table-cell>
          <table:table-cell office:value-type="string" calcext:value-type="string">
            <text:p>ARAMSARUP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Licencing</text:p>
          </table:table-cell>
          <table:table-cell office:value-type="string" calcext:value-type="string">
            <text:p>Licencing (Industrial trade effluent monitoring/ management)</text:p>
          </table:table-cell>
          <table:table-cell office:value-type="string" calcext:value-type="string">
            <text:p>Industrial trade effluent monitoring/ managem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cess audits SR[4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MSPS Municipal Services Programme Support</text:p>
          </table:table-cell>
          <table:table-cell office:value-type="string" calcext:value-type="string">
            <text:p>ARAMSARUP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Asset Management</text:p>
          </table:table-cell>
          <table:table-cell office:value-type="string" calcext:value-type="string">
            <text:p>Asset Management (Process audits)</text:p>
          </table:table-cell>
          <table:table-cell office:value-type="string" calcext:value-type="string">
            <text:p>Process audit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Safety planning SR[5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MSPS Municipal Services Programme Support</text:p>
          </table:table-cell>
          <table:table-cell office:value-type="string" calcext:value-type="string">
            <text:p>ARAMSARUP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Quality Management</text:p>
          </table:table-cell>
          <table:table-cell office:value-type="string" calcext:value-type="string">
            <text:p>Quality Management (Safety planning)</text:p>
          </table:table-cell>
          <table:table-cell office:value-type="string" calcext:value-type="string">
            <text:p>Safety plann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Water use licencing SR[4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pecialist Services (SpS)</text:p>
          </table:table-cell>
          <table:table-cell office:value-type="string" calcext:value-type="string">
            <text:p>MSPS Municipal Services Programme Support</text:p>
          </table:table-cell>
          <table:table-cell office:value-type="string" calcext:value-type="string">
            <text:p>ARAMSARUP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Licencing</text:p>
          </table:table-cell>
          <table:table-cell office:value-type="string" calcext:value-type="string">
            <text:p>Licencing (Water use licencing)</text:p>
          </table:table-cell>
          <table:table-cell office:value-type="string" calcext:value-type="string">
            <text:p>Water use licenc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chnology Transfer [265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trategic Initiative Implementation (SII)</text:p>
          </table:table-cell>
          <table:table-cell office:value-type="string" calcext:value-type="string">
            <text:p>AISI Aerospace Industry Support Initiative</text:p>
          </table:table-cell>
          <table:table-cell office:value-type="string" calcext:value-type="string">
            <text:p>MBOTHA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Competitiveness improvement</text:p>
          </table:table-cell>
          <table:table-cell office:value-type="string" calcext:value-type="string">
            <text:p>Technology Transfer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142857143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Systems engineering (SE) - Model-based SR[76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trategic Initiative Implementation (SII)</text:p>
          </table:table-cell>
          <table:table-cell office:value-type="string" calcext:value-type="string">
            <text:p>NCPC National Cleaner Production Centre</text:p>
          </table:table-cell>
          <table:table-cell office:value-type="string" calcext:value-type="string">
            <text:p>NRAPHULU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Concept Phase</text:p>
          </table:table-cell>
          <table:table-cell office:value-type="string" calcext:value-type="string">
            <text:p>Concept Phase (Systems engineering (SE) - Model-based)</text:p>
          </table:table-cell>
          <table:table-cell office:value-type="string" calcext:value-type="string">
            <text:p>Systems engineering (SE) - Model-base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Advanced methods and tools for Computer Integrated Manufacturing SR[3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trategic Initiative Implementation (SII)</text:p>
          </table:table-cell>
          <table:table-cell office:value-type="string" calcext:value-type="string">
            <text:p>TLIU Technology Localisation Implementation Unit</text:p>
          </table:table-cell>
          <table:table-cell office:value-type="string" calcext:value-type="string">
            <text:p>ABHUGWANDI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Engineering of Manufacturing Processes</text:p>
          </table:table-cell>
          <table:table-cell office:value-type="string" calcext:value-type="string">
            <text:p>Engineering of Manufacturing Processes (Advanced methods and tools for Computer Integrated Manufacturing)</text:p>
          </table:table-cell>
          <table:table-cell office:value-type="string" calcext:value-type="string">
            <text:p>Advanced methods and tools for Computer Integrated Manufactur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Design for Manufacturability SR[3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trategic Initiative Implementation (SII)</text:p>
          </table:table-cell>
          <table:table-cell office:value-type="string" calcext:value-type="string">
            <text:p>TLIU Technology Localisation Implementation Unit</text:p>
          </table:table-cell>
          <table:table-cell office:value-type="string" calcext:value-type="string">
            <text:p>ABHUGWANDI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Emerging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Manufacturability)</text:p>
          </table:table-cell>
          <table:table-cell office:value-type="string" calcext:value-type="string">
            <text:p>Design for Manufacturabilit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Production Forecasting SR[3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trategic Initiative Implementation (SII)</text:p>
          </table:table-cell>
          <table:table-cell office:value-type="string" calcext:value-type="string">
            <text:p>TLIU Technology Localisation Implementation Unit</text:p>
          </table:table-cell>
          <table:table-cell office:value-type="string" calcext:value-type="string">
            <text:p>ABHUGWANDI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Manufacturing Processes &amp; Systems</text:p>
          </table:table-cell>
          <table:table-cell office:value-type="string" calcext:value-type="string">
            <text:p>Manufacturing Systems</text:p>
          </table:table-cell>
          <table:table-cell office:value-type="string" calcext:value-type="string">
            <text:p>Manufacturing Resource Planning Systems</text:p>
          </table:table-cell>
          <table:table-cell office:value-type="string" calcext:value-type="string">
            <text:p>Production Forecast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Quality management Lean Six Sigma SR[3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IMPLEMENTATION UNIT</text:p>
          </table:table-cell>
          <table:table-cell office:value-type="string" calcext:value-type="string">
            <text:p>Strategic Initiative Implementation (SII)</text:p>
          </table:table-cell>
          <table:table-cell office:value-type="string" calcext:value-type="string">
            <text:p>TLIU Technology Localisation Implementation Unit</text:p>
          </table:table-cell>
          <table:table-cell office:value-type="string" calcext:value-type="string">
            <text:p>ABHUGWANDIN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Quality and Reliability Engineering)</text:p>
          </table:table-cell>
          <table:table-cell office:value-type="string" calcext:value-type="string">
            <text:p>Quality and Reliability Engineering</text:p>
          </table:table-cell>
          <table:table-cell office:value-type="string" calcext:value-type="string">
            <text:p>Quality management Lean Six Sig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49:21.510690586</meta:creation-date>
    <dc:date>2017-12-13T10:49:46.410468818</dc:date>
    <meta:editing-duration>PT25S</meta:editing-duration>
    <meta:editing-cycles>1</meta:editing-cycles>
    <meta:document-statistic meta:table-count="1" meta:cell-count="4914" meta:object-count="0"/>
    <meta:generator>LibreOffice/5.1.6.2$Linux_X86_64 LibreOffice_project/10m0$Build-2</meta:generator>
  </office:meta>
</office:document-meta>
</file>